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585cm"/>
    </style:style>
    <style:style style:name="co4" style:family="table-column">
      <style:table-column-properties fo:break-before="auto" style:column-width="3.37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istance from effector center to edge of effector</text:p>
          </table:table-cell>
          <table:table-cell table:number-columns-repeated="3"/>
        </table:table-row>
        <table:table-row table:style-name="ro1">
          <table:table-cell office:value-type="string">
            <text:p>Distance from vertical to opposite perpendicular side</text:p>
          </table:table-cell>
          <table:table-cell table:number-columns-repeated="3"/>
        </table:table-row>
        <table:table-row table:style-name="ro1">
          <table:table-cell office:value-type="string">
            <text:p>Distance from vertical to opposite perpendicular print max </text:p>
          </table:table-cell>
          <table:table-cell table:number-columns-repeated="3"/>
        </table:table-row>
        <table:table-row table:style-name="ro1">
          <table:table-cell office:value-type="string">
            <text:p>Distance from vertical to center of adjacent effector (same as de)</text:p>
          </table:table-cell>
          <table:table-cell table:number-columns-repeated="3"/>
        </table:table-row>
        <table:table-row table:style-name="ro1">
          <table:table-cell office:value-type="string">
            <text:p>Distance from vertical to opposite perpendicular side</text:p>
          </table:table-cell>
          <table:table-cell table:number-columns-repeated="2"/>
          <table:table-cell office:value-type="string">
            <text:p>distance from the vertical to the opposite edge triangle, i.e. the height of the triangle (pointless to know this?)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Based on process from <text:a xlink:href="https://miscsolutions.wordpress.com/2015/08/22/more-upgrades-to-the-large-delta-3d-printer/">https://miscsolutions.wordpress.com/2015/08/22/more-upgrades-to-the-large-delta-3d-print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See <text:a xlink:href="https://en.wikipedia.org/wiki/Incircle_and_excircles_of_a_triangle">https://en.wikipedia.org/wiki/Incircle_and_excircles_of_a_triangle</text:a></text:p>
          </table:table-cell>
          <table:table-cell table:number-columns-repeated="3"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>
            <text:p>Given that:</text:p>
          </table:table-cell>
          <table:table-cell table:number-columns-repeated="3"/>
        </table:table-row>
        <table:table-row table:style-name="ro1">
          <table:table-cell office:value-type="string">
            <text:p>Desired print radius (rp)</text:p>
          </table:table-cell>
          <table:table-cell office:value-type="float" office:value="125">
            <text:p>125</text:p>
          </table:table-cell>
          <table:table-cell office:value-type="string">
            <text:p>mm</text:p>
          </table:table-cell>
          <table:table-cell office:value-type="string">
            <text:p>Radius of print area</text:p>
          </table:table-cell>
        </table:table-row>
        <table:table-row table:style-name="ro1">
          <table:table-cell office:value-type="string">
            <text:p>Distance from effector center to edge of effector (de)</text:p>
          </table:table-cell>
          <table:table-cell office:value-type="float" office:value="5">
            <text:p>5</text:p>
          </table:table-cell>
          <table:table-cell office:value-type="string">
            <text:p>mm</text:p>
          </table:table-cell>
          <table:table-cell office:value-type="string">
            <text:p>Half of the effector width?</text:p>
          </table:table-cell>
        </table:table-row>
        <table:table-row table:style-name="ro1">
          <table:table-cell office:value-type="string">
            <text:p>Distance between edge of corner of vertex to start of extrusion (b)</text:p>
          </table:table-cell>
          <table:table-cell office:value-type="float" office:value="40">
            <text:p>40</text:p>
          </table:table-cell>
          <table:table-cell office:value-type="string">
            <text:p>mm</text:p>
          </table:table-cell>
          <table:table-cell office:value-type="string">
            <text:p>Corner piece length</text:p>
          </table:table-cell>
        </table:table-row>
        <table:table-row table:style-name="ro1">
          <table:table-cell office:value-type="string">
            <text:p>Desired angle for the max push rod extension</text:p>
          </table:table-cell>
          <table:table-cell office:value-type="float" office:value="20">
            <text:p>20</text:p>
          </table:table-cell>
          <table:table-cell office:value-type="string">
            <text:p>°</text:p>
          </table:table-cell>
          <table:table-cell office:value-type="string">
            <text:p>Ideal angle to the horizontal of the push rod, when at edge of print area, to the perpendicularly opposite vertical </text:p>
          </table:table-cell>
        </table:table-row>
        <table:table-row table:style-name="ro1">
          <table:table-cell office:value-type="string">
            <text:p>Desired angle for the max push rod extension</text:p>
          </table:table-cell>
          <table:table-cell table:formula="of:=([.B25]/180)*PI()" office:value-type="float" office:value="0.349065850398866">
            <text:p>0.3490658504</text:p>
          </table:table-cell>
          <table:table-cell office:value-type="string">
            <text:p>radian</text:p>
          </table:table-cell>
          <table:table-cell office:value-type="string">
            <text:p>Ideal angle to the horizontal of the push rod, when at edge of print area, to the perpendicularly opposite vertical </text:p>
          </table:table-cell>
        </table:table-row>
        <table:table-row table:style-name="ro1">
          <table:table-cell office:value-type="string">
            <text:p>Length of Rod End</text:p>
          </table:table-cell>
          <table:table-cell office:value-type="float" office:value="17.3">
            <text:p>17.3</text:p>
          </table:table-cell>
          <table:table-cell office:value-type="string">
            <text:p>mm</text:p>
          </table:table-cell>
          <table:table-cell office:value-type="string">
            <text:p>Traxxas end to center of eye</text:p>
          </table:table-cell>
        </table:table-row>
        <table:table-row table:style-name="ro2">
          <table:table-cell office:value-type="string">
            <text:p>Rod separation ratio (1/6<text:span text:style-name="T1">th</text:span>?)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ote: rod separator is width of the effector</text:p>
          </table:table-cell>
        </table:table-row>
        <table:table-row table:style-name="ro1">
          <table:table-cell office:value-type="string">
            <text:p>Desired print height</text:p>
          </table:table-cell>
          <table:table-cell office:value-type="float" office:value="250">
            <text:p>250</text:p>
          </table:table-cell>
          <table:table-cell office:value-type="string">
            <text:p>mm</text:p>
          </table:table-cell>
          <table:table-cell office:value-type="string">
            <text:p>Maximum print height</text:p>
          </table:table-cell>
        </table:table-row>
        <table:table-row table:style-name="ro1">
          <table:table-cell office:value-type="string">
            <text:p>Height of hotend</text:p>
          </table:table-cell>
          <table:table-cell office:value-type="float" office:value="30">
            <text:p>30</text:p>
          </table:table-cell>
          <table:table-cell office:value-type="string">
            <text:p>mm</text:p>
          </table:table-cell>
          <table:table-cell office:value-type="string">
            <text:p>From bottom of effector to bottom of print nozzle</text:p>
          </table:table-cell>
        </table:table-row>
        <table:table-row table:style-name="ro1">
          <table:table-cell office:value-type="string">
            <text:p>From eye of print carriage to top of vertical carriage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office:value-type="string">
            <text:p>distance (on the vertical carriage) from push rod eye to top of vertical carri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 have:</text:p>
          </table:table-cell>
          <table:table-cell table:number-columns-repeated="3"/>
        </table:table-row>
        <table:table-row table:style-name="ro1">
          <table:table-cell office:value-type="string">
            <text:p>Vertical Radius (rv)</text:p>
          </table:table-cell>
          <table:table-cell table:formula="of:=[.B22]+[.B23]" office:value-type="float" office:value="130">
            <text:p>130</text:p>
          </table:table-cell>
          <table:table-cell office:value-type="string">
            <text:p>mm</text:p>
          </table:table-cell>
          <table:table-cell office:value-type="string">
            <text:p>Desired Radius plus half of the effector width. This is the equilateral triangle's incircle radius.</text:p>
          </table:table-cell>
        </table:table-row>
        <table:table-row table:style-name="ro2">
          <table:table-cell office:value-type="string">
            <text:p>Length of equilateral triangle side (for incircle radius) (A)</text:p>
          </table:table-cell>
          <table:table-cell table:formula="of:=([.B34]*6)/SQRT(3)" office:value-type="float" office:value="450.333209967908">
            <text:p>450.3332099679</text:p>
          </table:table-cell>
          <table:table-cell office:value-type="string">
            <text:p>mm</text:p>
          </table:table-cell>
          <table:table-cell office:value-type="string">
            <text:p>See <text:a xlink:href="http://www.geometryatlas.com/entries/43">http://www.geometryatlas.com/entries/43</text:a>, <text:a xlink:href="https://www.youtube.com/watch?v=s4QeKQUgh0A">https://www.youtube.com/watch?v=s4QeKQUgh0A</text:a>, <text:a xlink:href="http://www.mathopenref.com/triangleincircle.html">http://www.mathopenref.com/triangleincircle.html</text:a></text:p>
          </table:table-cell>
        </table:table-row>
        <table:table-row table:style-name="ro1">
          <table:table-cell office:value-type="string">
            <text:p>Length of horizontal extrusion (a)</text:p>
          </table:table-cell>
          <table:table-cell table:formula="of:=[.B35]-(2*[.B24])" office:value-type="float" office:value="370.333209967908">
            <text:p>370.3332099679</text:p>
          </table:table-cell>
          <table:table-cell office:value-type="string">
            <text:p>mm</text:p>
          </table:table-cell>
          <table:table-cell office:value-type="string">
            <text:p>Is the length of the side of triangle minus twice the length of the vertex part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Distance from vertical to opposite perpendicular print max (D)</text:p>
          </table:table-cell>
          <table:table-cell table:formula="of:=SQRT(POWER([.B35];2)-POWER([.B35]/2;2))" office:value-type="float" office:value="390">
            <text:p>390</text:p>
          </table:table-cell>
          <table:table-cell office:value-type="string">
            <text:p>mm</text:p>
          </table:table-cell>
          <table:table-cell office:value-type="string">
            <text:p>distance from the vertical to the opposite edge of the print area (described by rp), <text:s/>i.e. the height of the triangle, POWER(H;2) + POWER(A/2;2) = POWER(A;2). Therefore H= SQRT(POWER(A;2) – POWER(A/2;2))</text:p>
          </table:table-cell>
        </table:table-row>
        <table:table-row table:style-name="ro1">
          <table:table-cell office:value-type="string">
            <text:p>COSINE (desired angle), i.e. COS (20)= 0.939</text:p>
          </table:table-cell>
          <table:table-cell table:formula="of:=COS(RADIANS([.B25]))" office:value-type="float" office:value="0.939692620785908">
            <text:p>0.9396926208</text:p>
          </table:table-cell>
          <table:table-cell table:number-columns-repeated="2"/>
        </table:table-row>
        <table:table-row table:style-name="ro1">
          <table:table-cell office:value-type="string">
            <text:p>COSINE (desired angle), i.e. COS (20)= 0.939</text:p>
          </table:table-cell>
          <table:table-cell table:formula="of:=COS([.B26])" office:value-type="float" office:value="0.939692620785908">
            <text:p>0.9396926208</text:p>
          </table:table-cell>
          <table:table-cell table:number-columns-repeated="2"/>
        </table:table-row>
        <table:table-row table:style-name="ro2">
          <table:table-cell office:value-type="string">
            <text:p>Total push arm length (i.e. for 20°) </text:p>
          </table:table-cell>
          <table:table-cell table:style-name="ce1" table:formula="of:=[.B40]/[.B41]" office:value-type="float" office:value="415.029331265606">
            <text:p>415.0293312656</text:p>
          </table:table-cell>
          <table:table-cell office:value-type="string">
            <text:p>mm</text:p>
          </table:table-cell>
          <table:table-cell office:value-type="string">
            <text:p>for a angle of 70° (or slightly less) at the top of the triangle in the vertical plane, therefore 20° (or slightly more), for the angle between the horizontal printbed and the diagonal rod. The Diagonal rod is the hypotemuse (H), so H= D/Cos(20°)</text:p>
          </table:table-cell>
        </table:table-row>
        <table:table-row table:style-name="ro2">
          <table:table-cell office:value-type="string">
            <text:p>Total push arm length (for 70°) (note this is not used)</text:p>
          </table:table-cell>
          <table:table-cell table:formula="of:=[.B40]/COS(90-[.B25])" office:value-type="float" office:value="615.803212818191">
            <text:p>615.8032128182</text:p>
          </table:table-cell>
          <table:table-cell office:value-type="string">
            <text:p>mm</text:p>
          </table:table-cell>
          <table:table-cell office:value-type="string">
            <text:p>for a angle of 20° (or slightly less) at the top of the triangle in the vertical plane, therefore 70° (or slightly more), for the angle between the horizontal printbed and the diagonal rod. The Diagonal rod is the hypotemuse (H), so H= D/Cos(70°)</text:p>
          </table:table-cell>
        </table:table-row>
        <table:table-row table:style-name="ro1">
          <table:table-cell office:value-type="string">
            <text:p>Carbon rods length</text:p>
          </table:table-cell>
          <table:table-cell table:formula="of:=[.B43]-(2*[.B27])" office:value-type="float" office:value="380.429331265606">
            <text:p>380.4293312656</text:p>
          </table:table-cell>
          <table:table-cell office:value-type="string">
            <text:p>mm</text:p>
          </table:table-cell>
          <table:table-cell office:value-type="string">
            <text:p>Remove the length of the two traxxas rod e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ay need to account for height of hotend? Size of effector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od separation</text:p>
          </table:table-cell>
          <table:table-cell table:formula="of:=[.B45]/[.B28]" office:value-type="float" office:value="63.4048885442676">
            <text:p>63.4048885443</text:p>
          </table:table-cell>
          <table:table-cell office:value-type="string">
            <text:p>mm</text:p>
          </table:table-cell>
          <table:table-cell office:value-type="string">
            <text:p>Using the rod separation ratio – what is this? should be the effector width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Length of vertical extrusion</text:p>
          </table:table-cell>
          <table:table-cell table:formula="of:=[.B29]+[.B30]+[.B31]+[.B43]" office:value-type="float" office:value="715.029331265606">
            <text:p>715.0293312656</text:p>
          </table:table-cell>
          <table:table-cell office:value-type="string">
            <text:p>mm</text:p>
          </table:table-cell>
          <table:table-cell office:value-type="string">
            <text:p>Desired print height plus push arm length when vertical, plus hotend height, plus distance (on the vertical carriage) from push rod eye to top of vertical carri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ay need to account for height of hotend? Height of vertical carriage?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14/06/2017</text:date>, <text:time>19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3:37:33</meta:creation-date>
    <dc:date>2017-06-14T19:16:53</dc:date>
    <meta:editing-duration>PT1H40M4S</meta:editing-duration>
    <meta:editing-cycles>6</meta:editing-cycles>
    <meta:generator>OpenOffice.org/3.4.1$Unix OpenOffice.org_project/341m1$Build-9593</meta:generator>
    <meta:document-statistic meta:table-count="3" meta:cell-count="91" meta:object-count="0"/>
  </office:meta>
</office:document-meta>
</file>